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4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4.A" style:family="table-column">
      <style:table-column-properties style:column-width="16.933cm" style:rel-column-width="65535*"/>
    </style:style>
    <style:style style:name="Tabla4.1" style:family="table-row">
      <style:table-row-properties style:min-row-height="0.601cm"/>
    </style:style>
    <style:style style:name="Tabla4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1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6.933cm" style:rel-column-width="65535*"/>
    </style:style>
    <style:style style:name="Tabla1.1" style:family="table-row">
      <style:table-row-properties style:min-row-height="0.601cm"/>
    </style:style>
    <style:style style:name="Tabla1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3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3.A" style:family="table-column">
      <style:table-column-properties style:column-width="16.933cm" style:rel-column-width="65535*"/>
    </style:style>
    <style:style style:name="Tabla3.1" style:family="table-row">
      <style:table-row-properties style:min-row-height="0.601cm"/>
    </style:style>
    <style:style style:name="Tabla3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5.A" style:family="table-column">
      <style:table-column-properties style:column-width="16.933cm" style:rel-column-width="65535*"/>
    </style:style>
    <style:style style:name="Tabla5.1" style:family="table-row">
      <style:table-row-properties style:min-row-height="0.601cm"/>
    </style:style>
    <style:style style:name="Tabla5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6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6.A" style:family="table-column">
      <style:table-column-properties style:column-width="16.933cm" style:rel-column-width="65535*"/>
    </style:style>
    <style:style style:name="Tabla6.1" style:family="table-row">
      <style:table-row-properties style:min-row-height="0.601cm"/>
    </style:style>
    <style:style style:name="Tabla6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5d619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5d619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5d619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paragraph-properties fo:text-align="justify" style:justify-single-word="false"/>
      <style:text-properties officeooo:paragraph-rsid="00773615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16ad7" officeooo:paragraph-rsid="00773615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232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db8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6afa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55673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399bb" officeooo:paragraph-rsid="006399b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45c7b" officeooo:paragraph-rsid="006f69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645c7b" officeooo:paragraph-rsid="006afa6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702501" officeooo:paragraph-rsid="0055673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bold" officeooo:rsid="0045ec7f" officeooo:paragraph-rsid="0055673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bold" officeooo:rsid="0073f28e" officeooo:paragraph-rsid="00788c4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line-through-style="none" style:text-line-through-type="none" style:font-name="Arial" fo:font-size="10pt" fo:font-style="normal" style:text-underline-style="none" fo:font-weight="normal" officeooo:rsid="00702501" officeooo:paragraph-rsid="00702501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line-through-style="none" style:text-line-through-type="none" style:font-name="Arial" fo:font-size="10pt" fo:font-style="normal" style:text-underline-style="none" fo:font-weight="normal" officeooo:rsid="00702501" officeooo:paragraph-rsid="00788c44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officeooo:paragraph-rsid="006f6986" style:font-size-asian="10pt" style:font-size-complex="10pt"/>
    </style:style>
    <style:style style:name="P20" style:family="paragraph" style:parent-style-name="Text_20_body">
      <style:paragraph-properties fo:margin-top="0cm" fo:margin-bottom="0.21cm" style:contextual-spacing="false" fo:text-align="justify" style:justify-single-word="false"/>
      <style:text-properties style:font-name="Arial" fo:font-size="10pt" officeooo:paragraph-rsid="00773615" style:font-size-asian="10pt" style:font-size-complex="10pt"/>
    </style:style>
    <style:style style:name="P21" style:family="paragraph" style:parent-style-name="Text_20_body">
      <style:paragraph-properties fo:margin-top="0cm" fo:margin-bottom="0.21cm" style:contextual-spacing="false" fo:text-align="center" style:justify-single-word="false"/>
      <style:text-properties style:font-name="Arial" fo:font-size="13pt" fo:font-style="italic" fo:font-weight="bold" officeooo:rsid="0045ec7f" officeooo:paragraph-rsid="00751d22" style:font-size-asian="13pt" style:font-weight-asian="bold" style:font-size-complex="13pt" style:font-weight-complex="bold"/>
    </style:style>
    <style:style style:name="P22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16ad7" officeooo:paragraph-rsid="00773615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34bce" officeooo:paragraph-rsid="00773615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Arial" fo:font-size="10pt" fo:letter-spacing="-0.004cm" fo:font-style="normal" fo:text-shadow="none" style:text-underline-style="none" fo:font-weight="normal" officeooo:rsid="0045ec7f" officeooo:paragraph-rsid="00773615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margin-top="0cm" fo:margin-bottom="0.21cm" style:contextual-spacing="false" fo:text-align="justify" style:justify-single-word="false"/>
      <style:text-properties fo:color="#000000" loext:opacity="100%" style:font-name="Arial" fo:font-size="10pt" fo:font-weight="normal" officeooo:rsid="00716ad7" officeooo:paragraph-rsid="0077361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.21cm" style:contextual-spacing="false"/>
      <style:text-properties style:font-name="Arial" fo:font-size="10pt" officeooo:paragraph-rsid="00676274" style:font-size-asian="10pt" style:font-size-complex="10pt"/>
    </style:style>
    <style:style style:name="P27" style:family="paragraph" style:parent-style-name="Standard">
      <style:paragraph-properties fo:margin-top="0cm" fo:margin-bottom="0.21cm" style:contextual-spacing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20ab2" officeooo:paragraph-rsid="0056e5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788c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756401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773615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24a0da" officeooo:paragraph-rsid="00788c44" fo:background-color="transparent" style:font-size-asian="10pt" style:font-weight-asian="bold" style:font-size-complex="10pt" style:font-weight-complex="bold"/>
    </style:style>
    <style:style style:name="P32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" fo:font-size="10pt" fo:language="es" fo:country="ES" fo:font-style="normal" style:text-underline-style="none" fo:font-weight="normal" officeooo:paragraph-rsid="0083efea" fo:background-color="transparent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.034cm" fo:margin-top="0cm" fo:margin-bottom="0.21cm" style:contextual-spacing="false" fo:line-height="100%" fo:text-align="justify" style:justify-single-word="false" fo:hyphenation-ladder-count="no-limit" fo:text-indent="0cm" style:auto-text-indent="false"/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officeooo:rsid="001541bd" officeooo:paragraph-rsid="007be77c" style:text-blinking="false" fo:background-color="transparent" style:font-name-asian="Verdana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fo:language="es" fo:country="ES" fo:font-style="normal" style:text-underline-style="none" fo:font-weight="bold" officeooo:rsid="00691e67" officeooo:paragraph-rsid="00773615" fo:background-color="transparent" style:font-size-asian="10pt" style:font-weight-asian="bold" style:font-size-complex="10pt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style:font-name="Arial" fo:font-size="10pt" fo:letter-spacing="normal" officeooo:rsid="0045ec7f" style:font-size-asian="10pt" style:font-size-complex="10pt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716ad7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734bce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763385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5bad37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631804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" fo:font-size="10pt" fo:letter-spacing="-0.004cm" fo:font-style="normal" fo:text-shadow="none" style:text-underline-style="none" fo:font-weight="normal" officeooo:rsid="00645c7b" fo:background-color="transparent" loext:char-shading-value="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716ad7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5bad37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631804" fo:background-color="transparent" loext:char-shading-value="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line-through-style="none" style:text-line-through-type="none" style:font-name="Arial" fo:font-size="10pt" fo:letter-spacing="-0.004cm" fo:language="es" fo:country="ES" fo:font-style="normal" style:text-underline-style="none" fo:font-weight="normal" officeooo:rsid="001541bd" style:text-blinking="false" fo:background-color="transparent" loext:char-shading-value="0" style:font-name-asian="Verdana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3" style:family="text">
      <style:text-properties fo:font-weight="bold" officeooo:rsid="00702501" style:font-weight-asian="bold" style:font-weight-complex="bold"/>
    </style:style>
    <style:style style:name="T14" style:family="text">
      <style:text-properties fo:font-weight="bold" officeooo:rsid="0024a0da" style:font-weight-asian="bold" style:font-weight-complex="bold"/>
    </style:style>
    <style:style style:name="T1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20ab2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5ec7f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e53cf" style:font-style-asian="normal" style:font-weight-asian="normal" style:font-style-complex="normal" style:font-weight-complex="normal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645c7b" style:font-style-asian="normal" style:font-weight-asian="normal" style:font-style-complex="normal" style:font-weight-complex="normal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e6103" fo:background-color="transparent" loext:char-shading-value="0" style:font-style-asian="normal" style:font-weight-asian="normal" style:font-style-complex="normal" style:font-weight-complex="normal" style:text-overline-style="none" style:text-overline-color="font-color"/>
    </style:style>
    <style:style style:name="T2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4e6103" fo:background-color="transparent" loext:char-shading-value="0" style:font-style-asian="normal" style:font-style-complex="normal" style:text-overline-style="none" style:text-overline-color="font-color"/>
    </style:style>
    <style:style style:name="T21" style:family="text">
      <style:text-properties style:font-name="Arial" fo:font-size="10pt" officeooo:rsid="0045ec7f" style:font-size-asian="10pt" style:font-size-complex="10pt"/>
    </style:style>
    <style:style style:name="T22" style:family="text">
      <style:text-properties style:font-name="Arial" fo:font-size="10pt" fo:language="es" fo:country="ES" style:font-size-asian="10pt" style:font-size-complex="10pt"/>
    </style:style>
    <style:style style:name="T23" style:family="text">
      <style:text-properties style:text-outline="false" fo:text-shadow="none" style:text-overline-style="none" style:text-overline-color="font-color"/>
    </style:style>
    <style:style style:name="T24" style:family="text">
      <style:text-properties style:text-outline="false" fo:text-shadow="none" officeooo:rsid="0073f28e" style:text-overline-style="none" style:text-overline-color="font-color"/>
    </style:style>
    <style:style style:name="T25" style:family="text">
      <style:text-properties style:text-outline="false" fo:text-shadow="none" officeooo:rsid="0079854d" style:text-overline-style="none" style:text-overline-color="font-color"/>
    </style:style>
    <style:style style:name="T26" style:family="text">
      <style:text-properties style:text-outline="false" fo:text-shadow="none" fo:font-weight="bold" style:font-weight-asian="bold" style:font-weight-complex="bold" style:text-overline-style="none" style:text-overline-color="font-color"/>
    </style:style>
    <style:style style:name="T27" style:family="text">
      <style:text-properties style:text-outline="false" fo:text-shadow="none" fo:font-weight="bold" officeooo:rsid="0073f28e" style:font-weight-asian="bold" style:font-weight-complex="bold" style:text-overline-style="none" style:text-overline-color="font-color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font-style-complex="normal" style:text-overline-style="none" style:text-overline-color="font-color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officeooo:rsid="00734bce" fo:background-color="transparent" loext:char-shading-value="0" style:font-style-asian="normal" style:font-style-complex="normal" style:text-overline-style="none" style:text-overline-color="font-color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officeooo:rsid="0074d7c4" fo:background-color="transparent" loext:char-shading-value="0" style:font-style-asian="normal" style:font-style-complex="normal" style:text-overline-style="none" style:text-overline-color="font-color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officeooo:rsid="00763385" fo:background-color="transparent" loext:char-shading-value="0" style:font-style-asian="normal" style:font-style-complex="normal" style:text-overline-style="none" style:text-overline-color="font-color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officeooo:rsid="005bad37" fo:background-color="transparent" loext:char-shading-value="0" style:font-style-asian="normal" style:font-style-complex="normal" style:text-overline-style="none" style:text-overline-color="font-color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officeooo:rsid="00631804" fo:background-color="transparent" loext:char-shading-value="0" style:font-style-asian="normal" style:font-style-complex="normal" style:text-overline-style="none" style:text-overline-color="font-color"/>
    </style:style>
    <style:style style:name="T34" style:family="text">
      <style:text-properties style:text-outline="false" style:text-line-through-style="none" style:text-line-through-type="none" fo:font-style="normal" fo:text-shadow="none" style:text-underline-style="none" officeooo:rsid="0058076e" fo:background-color="transparent" loext:char-shading-value="0" style:font-style-asian="normal" style:font-style-complex="normal" style:text-overline-style="none" style:text-overline-color="font-color"/>
    </style:style>
    <style:style style:name="T35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645c7b" style:font-style-asian="normal" style:font-weight-asian="bold" style:font-style-complex="normal" style:font-weight-complex="bold" style:text-overline-style="none" style:text-overline-color="font-color"/>
    </style:style>
    <style:style style:name="T36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4e6103" style:font-style-asian="normal" style:font-weight-asian="bold" style:font-style-complex="normal" style:font-weight-complex="bold" style:text-overline-style="none" style:text-overline-color="font-color"/>
    </style:style>
    <style:style style:name="T37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6f6986" style:font-style-asian="normal" style:font-weight-asian="bold" style:font-style-complex="normal" style:font-weight-complex="bold" style:text-overline-style="none" style:text-overline-color="font-color"/>
    </style:style>
    <style:style style:name="T38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39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645c7b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40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716ad7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41" style:family="text">
      <style:text-properties fo:color="#2a6099" loext:opacity="100%" style:text-outline="false" style:text-line-through-style="none" style:text-line-through-type="none" fo:font-style="normal" fo:text-shadow="none" style:text-underline-style="none" fo:font-weight="bold" officeooo:rsid="00734bce" fo:background-color="transparent" loext:char-shading-value="0" style:font-style-asian="normal" style:font-weight-asian="bold" style:font-style-complex="normal" style:font-weight-complex="bold" style:text-overline-style="none" style:text-overline-color="font-color"/>
    </style:style>
    <style:style style:name="T42" style:family="text">
      <style:text-properties fo:color="#2a6099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716ad7" fo:background-color="transparent" loext:char-shading-value="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3" style:family="text">
      <style:text-properties fo:color="#2a6099" loext:opacity="100%" fo:font-weight="bold" officeooo:rsid="00702501" style:font-weight-asian="bold" style:font-weight-complex="bold"/>
    </style:style>
    <style:style style:name="T44" style:family="text">
      <style:text-properties officeooo:rsid="00691e67"/>
    </style:style>
    <style:style style:name="T45" style:family="text">
      <style:text-properties officeooo:rsid="006d1bfd"/>
    </style:style>
    <style:style style:name="T46" style:family="text">
      <style:text-properties officeooo:rsid="0083efea"/>
    </style:style>
    <style:style style:name="T47" style:family="text">
      <style:text-properties officeooo:rsid="0084565a"/>
    </style:style>
    <style:style style:name="T48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CUERDO DE REALIZACIÓN DE ACTUACIONES COMPLEMENTARIAS</text:p>
      <text:p text:style-name="P6"/>
      <text:p text:style-name="P7">Número de expediente: <text:span text:style-name="T1">$$V_NUMEXP$$</text:span> </text:p>
      <text:p text:style-name="P16"><text:span text:style-name="Fuente_20_de_20_párrafo_20_predeter."><text:span text:style-name="T21">Nombre del expediente: </text:span></text:span><text:span text:style-name="Fuente_20_de_20_párrafo_20_predeter."><text:span text:style-name="T2">$$V_TITULOEXP$$</text:span></text:span><text:span text:style-name="Fuente_20_de_20_párrafo_20_predeter."><text:span text:style-name="T21"> </text:span></text:span></text:p>
      <text:p text:style-name="P26"><text:span text:style-name="T15">Fecha: </text:span><text:span text:style-name="T16">$$DIA_SISTEMA$$ </text:span><text:span text:style-name="T17">de</text:span><text:span text:style-name="T16"> $$MES_SISTEMA$$ </text:span><text:span text:style-name="T17">de </text:span><text:span text:style-name="T16">$$EJERCICIO_SISTEMA$$</text:span></text:p>
      <text:p text:style-name="P27"/>
      <text:p text:style-name="P34"><text:span text:style-name="T22">Con fecha $$DIA_REGISTRO_SOLIC$$ de $$MES_REGISTRO_SOLIC$$ de $$EJERCICIO_REGISTRO_SOLIC$$ se presentó solicitud por $$INTERESADO_PRESENTACION$$</text:span><text:span text:style-name="T12">.</text:span></text:p>
      <text:p text:style-name="P33">En dicho escrito se solicitaba $$SOLICITUD$$.</text:p>
      <text:p text:style-name="P19"><text:span text:style-name="T35">[En caso de que </text:span><text:span text:style-name="T37">se haya iniciado</text:span><text:span text:style-name="T35"> el procedimiento </text:span><text:span text:style-name="T36">de oficio por</text:span><text:span text:style-name="T35"> propia iniciativa del órgano competente]</text:span><text:span text:style-name="T18">Este órgano administrativo ha tenido conocimiento de los siguientes hechos: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9"><text:span text:style-name="T46">H</text:span><text:span text:style-name="T44">echos ocurridos</text:span></text:p>
          </table:table-cell>
        </table:table-row>
        <table:table-row table:style-name="TableLine1997045386224">
          <table:table-cell table:style-name="Tabla4.A2" office:value-type="string">
            <text:p text:style-name="P32"><text:text-input text:description="JOOScript">${(datos.att0)!}</text:text-input><text:span text:style-name="T14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11"/>
      <text:p text:style-name="P4"><text:span text:style-name="T42">[En caso de que se haya recibido denuncia de un tercero]</text:span><text:span text:style-name="T9">Se ha recibido en </text:span><text:span text:style-name="T10">este órgano</text:span><text:span text:style-name="T9"> la denuncia </text:span><text:span text:style-name="T11">con fecha $$FECHA_DENUNCIA$$, </text:span><text:span text:style-name="T9">formulada por D./Dña. $$IDENTIF_DENUNCIANTE$$, por la que se ponen de manifiesto los siguientes hechos:</text:span></text:p>
      <text:p text:style-name="P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0"><text:span text:style-name="T46">H</text:span><text:span text:style-name="T44">echos ocurridos</text:span></text:p>
          </table:table-cell>
        </table:table-row>
        <table:table-row table:style-name="TableLine1997045395472">
          <table:table-cell table:style-name="Tabla1.A2" office:value-type="string">
            <text:p text:style-name="P32"><text:text-input text:description="JOOScript">${(datos.att0)!}</text:text-input><text:span text:style-name="T14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22"/>
      <text:p text:style-name="P20"><text:span text:style-name="T39">[En caso de que se haya </text:span><text:span text:style-name="T40">recibido </text:span><text:span text:style-name="T41">orden de órgano superior</text:span><text:span text:style-name="T39">]</text:span><text:span text:style-name="T19">Se ha recibido</text:span><text:span text:style-name="T3"> en </text:span><text:span text:style-name="T6">este órgano</text:span><text:span text:style-name="T3"> la </text:span><text:span text:style-name="T4">orden </text:span><text:span text:style-name="T7">con fecha $$FECHA_ORG_SUP$$, </text:span><text:span text:style-name="T4">emitida por $$ORGANO_SUPER_JERAR$$</text:span><text:span text:style-name="T3"> por </text:span><text:span text:style-name="T4">la que se ordena la iniciación del procedimiento de</text:span><text:span text:style-name="T3"> </text:span><text:span text:style-name="T4">$$PROCEDIMIENTO_CORR$$, </text:span><text:span text:style-name="T5">debido a los siguientes hechos: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5"><text:span text:style-name="T47">H</text:span>echos ocurridos</text:p>
          </table:table-cell>
        </table:table-row>
        <table:table-row table:style-name="TableLine1997045409888">
          <table:table-cell table:style-name="Tabla2.A2" office:value-type="string">
            <text:p text:style-name="P32"><text:text-input text:description="JOOScript">${(datos.att0)!}</text:text-input><text:span text:style-name="T14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23"/>
      <text:p text:style-name="P25"><text:span text:style-name="T39">[En caso de que se haya </text:span><text:span text:style-name="T38">recibido </text:span><text:span text:style-name="T41">petición razonada de otro órgano</text:span><text:span text:style-name="T39">]</text:span><text:span text:style-name="T20">Se ha recibido</text:span><text:span text:style-name="T28"> en </text:span><text:span text:style-name="T32">este órgano </text:span><text:span text:style-name="T33">con fecha $$FECHA_OTR_ORG$$</text:span><text:span text:style-name="T28"> la </text:span><text:span text:style-name="T29">petición </text:span><text:span text:style-name="T34">emitida por</text:span><text:span text:style-name="T29"> $$ORGANO_INSTO_INICIACION$$</text:span><text:span text:style-name="T28"> por </text:span><text:span text:style-name="T29">la que se </text:span><text:span text:style-name="T30">solicita</text:span><text:span text:style-name="T29"> la iniciación del procedimiento de</text:span><text:span text:style-name="T28"> </text:span><text:span text:style-name="T29">$$PROCEDIMIENTO_CORR$$</text:span><text:span text:style-name="T31">, debido a los siguientes hechos: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0"><text:span text:style-name="T46">H</text:span><text:span text:style-name="T44">echos ocurridos</text:span></text:p>
          </table:table-cell>
        </table:table-row>
        <table:table-row table:style-name="TableLine1997045410704">
          <table:table-cell table:style-name="Tabla3.A2" office:value-type="string">
            <text:p text:style-name="P32"><text:text-input text:description="JOOScript">${(datos.att0)!}</text:text-input><text:span text:style-name="T14"><text:script script:language="JOOScript">&lt;jooscript&gt;
&lt;insert-around element="table:table-row"&gt;
[#if HECHOS_OCURRIDOS??]
[#assign HECHOS_OCURRIDOS_AUXILIAR=HECHOS_OCURRIDOS]
[/#if]
[#if TAB_HECHOS_OCURRIDOS??]
[#assign HECHOS_OCURRIDOS_AUXILIAR=TAB_HECHOS_OCURRIDOS]
[/#if]
[#if HECHOS_OCURRIDOS_AUXILIAR?? &amp;amp;&amp;amp; HECHOS_OCURRIDOS_AUXILIAR?is_enumerable]
[#list HECHOS_OCURRIDOS_AUXILIAR as datos]
&lt;content/&gt;
[/#list]
[/#if]
&lt;/insert-around&gt;
&lt;/jooscript&gt;
</text:script></text:span></text:p>
          </table:table-cell>
        </table:table-row>
      </table:table>
      <text:p text:style-name="P24"><text:span text:style-name="Fuente_20_de_20_párrafo_20_predeter."><text:span text:style-name="T8"/></text:span></text:p>
      <text:p text:style-name="P12"/>
      <text:p text:style-name="P8"><text:span text:style-name="T43">[En caso de que se hubiera emitido propuesta de resolución]</text:span>Vista la <text:span text:style-name="T45">p</text:span>ropuesta de <text:span text:style-name="T45">r</text:span>esolución elevada por el/<text:span text:style-name="T45">la</text:span> <text:span text:style-name="T45">i</text:span>nstructor/<text:span text:style-name="T45">a</text:span> de dicho <text:span text:style-name="T45">p</text:span>rocedimiento.</text:p>
      <text:p text:style-name="P9">Examinados los documentos y actuaciones que obran en el expediente administrativo y de conformidad con lo establecido en el artículo 87 de la Ley 39/2015, de 1 de octubre, del Procedimiento Administrativo Común <text:soft-page-break/>de las Administraciones Públicas, se observa la necesidad de llevar a cabo actuaciones complementarias, por los siguientes motivos:</text:p>
      <text:p text:style-name="P9">$$MOT_ACT_COMPL$$</text:p>
      <text:p text:style-name="P9">Por consiguiente, se considera indispensable practicar las siguientes actuaciones complementarias: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1"><text:span text:style-name="T46">A</text:span><text:span text:style-name="T44">ctuaciones complementarias</text:span></text:p>
          </table:table-cell>
        </table:table-row>
        <table:table-row table:style-name="TableLine1997045405264">
          <table:table-cell table:style-name="Tabla5.A2" office:value-type="string">
            <text:p text:style-name="P32"><text:text-input text:description="JOOScript">${(datos.att0)!}</text:text-input><text:span text:style-name="T14"><text:script script:language="JOOScript">&lt;jooscript&gt;
&lt;insert-around element="table:table-row"&gt;
[#if ACT_COMPL??]
[#assign ACT_COMPL_AUXILIAR=ACT_COMPL]
[/#if]
[#if TAB_ACT_COMPL??]
[#assign ACT_COMPL_AUXILIAR=TAB_ACT_COMPL]
[/#if]
[#if ACT_COMPL_AUXILIAR?? &amp;amp;&amp;amp; ACT_COMPL_AUXILIAR?is_enumerable]
[#list ACT_COMPL_AUXILIAR as datos]
&lt;content/&gt;
[/#list]
[/#if]
&lt;/insert-around&gt;
&lt;/jooscript&gt;
</text:script></text:span></text:p>
          </table:table-cell>
        </table:table-row>
      </table:table>
      <text:p text:style-name="P28"/>
      <text:p text:style-name="P13">Por todo ello</text:p>
      <text:p text:style-name="P9"/>
      <text:p text:style-name="P14">ACUERDO</text:p>
      <text:p text:style-name="P14"/>
      <text:p text:style-name="P10"><text:span text:style-name="T13">PRIMERO</text:span>.- La realización de las siguientes actuaciones complementarias: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1"><text:span text:style-name="T46">A</text:span><text:span text:style-name="T44">ctuaciones complementarias</text:span></text:p>
          </table:table-cell>
        </table:table-row>
        <table:table-row table:style-name="TableLine1997045416688">
          <table:table-cell table:style-name="Tabla6.A2" office:value-type="string">
            <text:p text:style-name="P32"><text:text-input text:description="JOOScript">${(datos.att0)!}</text:text-input><text:span text:style-name="T14"><text:script script:language="JOOScript">&lt;jooscript&gt;
&lt;insert-around element="table:table-row"&gt;
[#if ACT_COMPL??]
[#assign ACT_COMPL_AUXILIAR=ACT_COMPL]
[/#if]
[#if TAB_ACT_COMPL??]
[#assign ACT_COMPL_AUXILIAR=TAB_ACT_COMPL]
[/#if]
[#if ACT_COMPL_AUXILIAR?? &amp;amp;&amp;amp; ACT_COMPL_AUXILIAR?is_enumerable]
[#list ACT_COMPL_AUXILIAR as datos]
&lt;content/&gt;
[/#list]
[/#if]
&lt;/insert-around&gt;
&lt;/jooscript&gt;
</text:script></text:span></text:p>
          </table:table-cell>
        </table:table-row>
      </table:table>
      <text:p text:style-name="P15"/>
      <text:p text:style-name="P18"><text:span text:style-name="T27">SEGUNDO.- </text:span><text:span text:style-name="T24">Suspender el plazo para resolver el procedimiento hasta la terminación de las actuaciones complementarias, que deberán realizarse en el plazo de 15 días </text:span><text:span text:style-name="T25">hábiles </text:span><text:span text:style-name="T24">de acuerdo con lo previsto en el artículo 87 de la Ley 39/2015, de 1 de octubre.</text:span></text:p>
      <text:p text:style-name="P17"><text:span text:style-name="T27">TERCERO</text:span><text:span text:style-name="T26">.-</text:span><text:span text:style-name="T23"> Notificar el presente acuerdo a los interesad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" fo:font-family="Arial" style:font-family-generic="swiss" style:font-pitch="variable" fo:font-size="7pt" style:font-size-asian="7pt" style:font-size-complex="7pt"/>
    </style:style>
    <style:style style:name="Text_20_body_20__28_user_29_" style:display-name="Text body (user)" style:family="paragraph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5d619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italic" fo:text-shadow="none" style:text-underline-style="none" fo:font-weight="normal" officeooo:rsid="0045ec7f" officeooo:paragraph-rsid="005d619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letter-spacing="normal" fo:font-style="italic" fo:text-shadow="none" style:text-underline-style="none" fo:font-weight="normal" officeooo:rsid="0045ec7f" officeooo:paragraph-rsid="005d619c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1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4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creation-date>2019-05-14T17:26:24.558000000</meta:creation-date>
    <dc:language>es-ES</dc:language>
    <meta:editing-cycles>1</meta:editing-cycles>
    <meta:editing-duration>P0D</meta:editing-duration>
    <meta:document-statistic meta:table-count="6" meta:image-count="0" meta:object-count="0" meta:page-count="2" meta:paragraph-count="37" meta:word-count="362" meta:character-count="2696" meta:non-whitespace-character-count="2380"/>
  </office:meta>
</office:document-meta>
</file>